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0.2965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1.4327in"/>
    </style:style>
    <style:style style:name="co6" style:family="table-column">
      <style:table-column-properties fo:break-before="auto" style:column-width="2.40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333333" fo:border-left="none" fo:border-right="0.0008in solid #000000" fo:border-top="none"/>
    </style:style>
    <style:style style:name="ce2" style:family="table-cell" style:parent-style-name="Default">
      <style:table-cell-properties fo:border-bottom="none" fo:background-color="#999999" fo:border-left="none" fo:border-right="0.0008in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ackground-color="#999999" fo:border-left="none" fo:border-right="0.0008in solid #000000" fo:border-top="none"/>
    </style:style>
    <style:style style:name="ce4" style:family="table-cell" style:parent-style-name="Default">
      <style:table-cell-properties fo:border-bottom="none" fo:background-color="#b2b2b2" fo:border-left="none" fo:border-right="0.0008in solid #000000" fo:border-top="none"/>
    </style:style>
    <style:style style:name="ce5" style:family="table-cell" style:parent-style-name="Default">
      <style:table-cell-properties fo:border-bottom="none" fo:background-color="#b2b2b2" fo:border-left="none" fo:border-right="0.0008in solid #000000" fo:border-top="none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none" fo:background-color="#333333" style:text-align-source="fix" style:repeat-content="false" fo:border-left="none" fo:border-right="0.0008in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order-left="none" fo:border-right="0.0008in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</style:style>
    <style:style style:name="ce10" style:family="table-cell" style:parent-style-name="Default">
      <style:table-cell-properties fo:background-color="#333333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8"/>
        <table:table-column table:style-name="co6" table:default-cell-style-name="ce8"/>
        <table:table-column table:style-name="co1" table:default-cell-style-name="ce8"/>
        <table:table-column table:style-name="co1" table:number-columns-repeated="1017" table:default-cell-style-name="Default"/>
        <table:table-row table:style-name="ro1">
          <table:table-cell table:style-name="ce1" table:number-columns-repeated="2"/>
          <table:table-cell table:style-name="ce6" office:value-type="string">
            <text:p>XP</text:p>
          </table:table-cell>
          <table:table-cell table:style-name="ce6" office:value-type="string">
            <text:p>AP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ext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>
            <text:p>Features – Defense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Vitalit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econd Wind</text:p>
          </table:table-cell>
          <table:table-cell office:value-type="string">
            <text:p>-2 Hit Die; +2x + CON as Vitalit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string">
            <text:p>Tank Up</text:p>
          </table:table-cell>
          <table:table-cell office:value-type="string">
            <text:p>+3 weapon D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loody Regeneration</text:p>
          </table:table-cell>
          <table:table-cell office:value-type="string">
            <text:p>+CON as Rege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oblit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p and Gone</text:p>
          </table:table-cell>
          <table:table-cell office:value-type="string">
            <text:p>move and hid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isengage</text:p>
          </table:table-cell>
          <table:table-cell office:value-type="string">
            <text:p>resolve Engag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leet Foot</text:p>
          </table:table-cell>
          <table:table-cell office:value-type="string">
            <text:p>+5ft spe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ainrush</text:p>
          </table:table-cell>
          <table:table-cell office:value-type="string">
            <text:p>UBNT, move if mele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llianc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rotective Stance</text:p>
          </table:table-cell>
          <table:table-cell office:value-type="string">
            <text:p>UBNT, take attacks for adjacent all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eatures – Offense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Martial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Engage</text:p>
          </table:table-cell>
          <table:table-cell office:value-type="string">
            <text:p>melee impose Engag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Riposte</text:p>
          </table:table-cell>
          <table:table-cell office:value-type="string">
            <text:p>delayed melee if meleed (imposed -3)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Cleave</text:p>
          </table:table-cell>
          <table:table-cell office:value-type="string">
            <text:p>melee and psuedo-melee adjacent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Defensive Strike</text:p>
          </table:table-cell>
          <table:table-cell office:value-type="string">
            <text:p>melee and +2 defenses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Enforce</text:p>
          </table:table-cell>
          <table:table-cell office:value-type="string">
            <text:p>melee and move ally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Iron Tide</text:p>
          </table:table-cell>
          <table:table-cell office:value-type="string">
            <text:p>melee and push then shift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Forceful Strike</text:p>
          </table:table-cell>
          <table:table-cell office:value-type="string">
            <text:p>melee and pron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Passing Swipe</text:p>
          </table:table-cell>
          <table:table-cell office:value-type="string">
            <text:p>move and mele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ckless Stance</text:p>
          </table:table-cell>
          <table:table-cell office:value-type="string">
            <text:p>UBNT, +1dW and grant advantag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office:value-type="string">
            <text:p>Bash</text:p>
          </table:table-cell>
          <table:table-cell office:value-type="string">
            <text:p>melee 3x damag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office:value-type="string">
            <text:p>Halting Engagement</text:p>
          </table:table-cell>
          <table:table-cell office:value-type="string">
            <text:p>impose Grappled with mele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portune Pushpack</text:p>
          </table:table-cell>
          <table:table-cell office:value-type="string">
            <text:p>UBNT, if melee miss, push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Ranged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Splitshot</text:p>
          </table:table-cell>
          <table:table-cell table:style-name="ce9" office:value-type="string">
            <text:p>ranged two target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office:value-type="string">
            <text:p>Cover Fire</text:p>
          </table:table-cell>
          <table:table-cell table:style-name="ce9" office:value-type="string">
            <text:p>if ally attacked, range and impose -3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Either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Sneak Attack</text:p>
          </table:table-cell>
          <table:table-cell office:value-type="string">
            <text:p>attack, if Advantage +1d6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Careful Strike</text:p>
          </table:table-cell>
          <table:table-cell office:value-type="string">
            <text:p>+4 attack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Sly Flourish</text:p>
          </table:table-cell>
          <table:table-cell office:value-type="string">
            <text:p>attack Will with Cha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Break a Leg</text:p>
          </table:table-cell>
          <table:table-cell office:value-type="string">
            <text:p>attack impose Hobbled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Trickshot</text:p>
          </table:table-cell>
          <table:table-cell office:value-type="string">
            <text:p>attack and gain Advantag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eatures – Utility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Community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 Cry</text:p>
          </table:table-cell>
          <table:table-cell office:value-type="string">
            <text:p>Intimidate vs Will, impose Frightened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ally</text:p>
          </table:table-cell>
          <table:table-cell office:value-type="string">
            <text:p>grant Rallied to ally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>
            <text:p>Singularity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Exert</text:p>
          </table:table-cell>
          <table:table-cell office:value-type="string">
            <text:p>Endurance 12, roll Hit Die into AP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Interactivity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Physicality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Power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gility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Vigor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Mentality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Intellect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Sapience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gnetism</text:p>
          </table:table-cell>
          <table:table-cell table:style-name="ce8"/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Training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Combat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Culture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Competenc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14">03/14/2025</text:date>, <text:time>00:4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M43S</meta:editing-duration>
    <meta:editing-cycles>11</meta:editing-cycles>
    <meta:generator>OpenOffice/4.1.13$Win32 OpenOffice.org_project/4113m1$Build-9810</meta:generator>
    <dc:date>2025-03-14T00:46:33.19</dc:date>
    <meta:document-statistic meta:table-count="3" meta:cell-count="389" meta:object-count="0"/>
    <meta:user-defined meta:name="Info 1"/>
    <meta:user-defined meta:name="Info 2"/>
    <meta:user-defined meta:name="Info 3"/>
    <meta:user-defined meta:name="Info 4"/>
  </office:meta>
</office:document-meta>
</file>